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5pt" officeooo:rsid="0017c3d9" officeooo:paragraph-rsid="0017c3d9" style:font-size-asian="11.5pt" style:font-size-complex="11.5pt"/>
    </style:style>
    <style:style style:name="P2" style:family="paragraph" style:parent-style-name="Standard">
      <style:text-properties fo:font-size="11.5pt" officeooo:paragraph-rsid="0017c3d9" style:font-size-asian="11.5pt" style:font-size-complex="11.5pt"/>
    </style:style>
    <style:style style:name="P3" style:family="paragraph" style:parent-style-name="Standard">
      <style:text-properties fo:font-size="11.5pt" officeooo:rsid="00195a8b" officeooo:paragraph-rsid="001b34ab" style:font-size-asian="11.5pt" style:font-size-complex="11.5pt"/>
    </style:style>
    <style:style style:name="P4" style:family="paragraph" style:parent-style-name="Standard">
      <style:text-properties fo:font-size="11.5pt" officeooo:rsid="001b6867" officeooo:paragraph-rsid="001b6867" style:font-size-asian="11.5pt" style:font-size-complex="11.5pt"/>
    </style:style>
    <style:style style:name="P5" style:family="paragraph" style:parent-style-name="Standard">
      <style:text-properties fo:font-size="11.5pt" officeooo:rsid="001ca8fa" officeooo:paragraph-rsid="001ca8fa" style:font-size-asian="11.5pt" style:font-size-complex="11.5pt"/>
    </style:style>
    <style:style style:name="P6" style:family="paragraph" style:parent-style-name="Standard">
      <style:paragraph-properties fo:text-align="end" style:justify-single-word="false"/>
      <style:text-properties fo:font-size="11.5pt" officeooo:rsid="001ca8fa" officeooo:paragraph-rsid="001ca8fa" style:font-size-asian="11.5pt" style:font-size-complex="11.5pt"/>
    </style:style>
    <style:style style:name="P7" style:family="paragraph" style:parent-style-name="Standard">
      <style:text-properties fo:font-size="11.5pt" style:text-underline-style="solid" style:text-underline-width="auto" style:text-underline-color="font-color" officeooo:rsid="0017c3d9" officeooo:paragraph-rsid="0017c3d9" style:font-size-asian="11.5pt" style:font-size-complex="11.5pt"/>
    </style:style>
    <style:style style:name="T1" style:family="text">
      <style:text-properties officeooo:rsid="0017c3d9"/>
    </style:style>
    <style:style style:name="T2" style:family="text">
      <style:text-properties officeooo:rsid="00195a8b"/>
    </style:style>
    <style:style style:name="T3" style:family="text">
      <style:text-properties officeooo:rsid="001b34ab"/>
    </style:style>
    <style:style style:name="T4" style:family="text">
      <style:text-properties officeooo:rsid="001b6867"/>
    </style:style>
    <style:style style:name="T5" style:family="text">
      <style:text-properties officeooo:rsid="001ca8fa"/>
    </style:style>
    <style:style style:name="T6" style:family="text">
      <style:text-properties officeooo:rsid="001dda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r. Juez Riggi, Agustin E. </text:p>
      <text:p text:style-name="P7">S/D</text:p>
      <text:p text:style-name="P1"/>
      <text:p text:style-name="P2"><text:span text:style-name="T1">JUZGADO DE 1RA INSTANCIA EN LO PENAL CONTRAVENCIONAL Y DE FALTAS N°19 - </text:span>SECRETARIA N°37 -<text:span text:style-name="T1"> MOREL, MARIANO DAMIAN SOBRE 6.1.35 - PEAJE Número: CAU 61526/2025-0 CUIJ: CAU J-01-00061526-5/2025-0 Actuación Nro: 635885/2025. A</text:span>cta de comprobación G04397005 </text:p>
      <text:p text:style-name="P2"/>
      <text:p text:style-name="P1">De mi mayor consideración,</text:p>
      <text:p text:style-name="P1"/>
      <text:p text:style-name="P1">Saluda a ud de antemano, con el fin de solicitar <text:span text:style-name="T5">se archive y se anule</text:span> la infracción que se menciona ut-supra por considerarla <text:span text:style-name="T2">una estafa a quienes circulamos por la ciudad de buenos aires. Aclaro además, que no poseo patrocinio legal, asumiendo mi autodefensa. En el caso que sea necesario, solicito un defensor oficial. Paso a describir el hecho y</text:span><text:span text:style-name="T3"> argumentar la solicitud.</text:span></text:p>
      <text:p text:style-name="P1"/>
      <text:p text:style-name="P3"><text:span text:style-name="T3">El 27/11/24 estuve en CABA momentaneamente ya que asistí a un curso académico de una maestría que estoy realizando. Tome la AU. P. Moreno. En un momento me encuentro sopresivamente con carteles que indicaban que solo se podía circular en forma recta si se cuenta con TELEPASE. En mi recorrido, recto, no habia una cabina de telepase. No contaba con telepase. A los costados, habia cabinas manuales. Jamás habia visto </text:span><text:span text:style-name="T5">un</text:span><text:span text:style-name="T4"> control con </text:span><text:span text:style-name="T3">un espacio abierto, sin barreras, y a los costados cabinas. Me tomó de sorpresa. Sorpresa tal que a la velocidad que venía, previa lectura del cartel y en pos de no hacer una mala maniobra continué en forma recta. No había mucha opción. Es todo muy rápido. Lo puede ver en la foto que adjunto. Cabinas a los costados, sin barrera y sin posibilidad de corregir, lo que el gobierno de la ciudad considera una infracción. Disculpe la expresión pero seguiré diciendo que es un “cazabobos”. Por esto lo considero estafa. Yo no vivo en la ciudad de buenos aires. Ni tengo la obligación de tener telepase </text:span><text:span text:style-name="T4">ni de conocer todos los controles y accesos</text:span><text:span text:style-name="T3">. Demás está decir que no tuve la mínima intención de no pagar los peajes. <text:s text:c="3"/></text:span></text:p>
      <text:p text:style-name="P1"/>
      <text:p text:style-name="P4">Hice el descargo por chat <text:span text:style-name="T5">(y luego por mail) </text:span>y se me negó el pase a mi juridicción para que pueda hacer un descargo. </text:p>
      <text:p text:style-name="P4">Se me intimó a pagar la totalidad de la infracción <text:span text:style-name="T5">(más de $100.000, más del 10% de mi sueldo) </text:span>y se procedió a pasar al fuero penal lo que considero un exceso. <text:span text:style-name="T5">Considero también legítimo mi reclamo. No lo hago solo por el monto a pagar, sino porque lo considero injusto. </text:span><text:s/></text:p>
      <text:p text:style-name="P4"/>
      <text:p text:style-name="P4">Por otra parte se me informó que habiendo pasado un peaje sin pagar, podría haber pagado posteriormente en la pagina de AUBASA para que no se genere la infracción. Estoy seguro que la mayoría de los ciudadanos no conoce esta opción. <text:span text:style-name="T5">Es más lo hubiera hecho. </text:span>Soy creyente de que los controles e infracciones solo tienen un fin recaudatorio, y no preventivo como es el espiritu de la ley de transito. <text:span text:style-name="T5">Los montos a pagar son excesivos, un verdadero flagelo social en una sociedad empobrecida, son abusivos y no solucionaron los problemas en el transito. <text:s/></text:span></text:p>
      <text:p text:style-name="P4"/>
      <text:p text:style-name="P4">Cuando regresé a mi ciudad luego de los 3 días que estuve, inmediatamente solicité el servicio de telepase para que esto no volviera a ocurrir en futuras ocasiones. <text:span text:style-name="T5">Actualmente cuento con el mismo, es más, en mi posteriores viajes lo usé sin inconvenientes. Por otra parte cada vez que cometí una infracción, la pagué en tiempo y forma. </text:span></text:p>
      <text:p text:style-name="P4"/>
      <text:p text:style-name="P5">Así, por todo lo argumentado, y sin mas que agregar, reitero mi solicitud para que se archive la causa y el gobierno de la ciudad se abstenga de cobrar la infracción. </text:p>
      <text:p text:style-name="P5"/>
      <text:p text:style-name="P5">Saluda atte, </text:p>
      <text:p text:style-name="P6"/>
      <text:p text:style-name="P6">ING. Mariano <text:span text:style-name="T6">Damián </text:span>Morel</text:p>
      <text:p text:style-name="P6">32104336</text:p>
      <text:p text:style-name="P6">mariano.morel@live.com.a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3:07:35.396659750</meta:creation-date>
    <meta:editing-duration>PT25M29S</meta:editing-duration>
    <meta:editing-cycles>4</meta:editing-cycles>
    <meta:generator>LibreOffice/7.3.7.2$Linux_X86_64 LibreOffice_project/30$Build-2</meta:generator>
    <dc:date>2025-05-03T13:32:57.724270577</dc:date>
    <meta:document-statistic meta:table-count="0" meta:image-count="0" meta:object-count="0" meta:page-count="1" meta:paragraph-count="15" meta:word-count="578" meta:character-count="3347" meta:non-whitespace-character-count="2770"/>
  </office:meta>
</office:document-meta>
</file>